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9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font-name="Bitstream Charter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Bitstream Charter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Bitstream Chart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2.59pt" svg:height="280.71pt" svg:x="3.91pt" svg:y="222.58pt">
            <loext:p draw:notify-on-update-of-ranges="Sheet1.A6:Sheet1.A13 Sheet1.L4:Sheet1.L5 Sheet1.L6:Sheet1.L13 Sheet1.A6:Sheet1.A13 Sheet1.M4:Sheet1.M5 Sheet1.M6:Sheet1.M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.51pt" svg:height="10.71pt" svg:x="649.19pt" svg:y="1493.89pt">
            <loext:p draw:notify-on-update-of-ranges="Sheet1.H4:Sheet1.H5 Sheet1.H6:Sheet1.H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7pt" svg:height="278.45pt" svg:x="575.06pt" svg:y="208.83pt">
            <loext:p draw:notify-on-update-of-ranges="Sheet1.A6:Sheet1.A13 Sheet1.I4:Sheet1.I5 Sheet1.I6:Sheet1.I13 Sheet1.A6:Sheet1.A13 Sheet1.H4:Sheet1.H5 Sheet1.H6:Sheet1.H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02.5pt" svg:height="193.52pt" svg:x="591.45pt" svg:y="507.91pt">
            <loext:p draw:notify-on-update-of-ranges="Sheet1.A6:Sheet1.A13 Sheet1.F4:Sheet1.F5 Sheet1.F6:Sheet1.F13 Sheet1.A6:Sheet1.A13 Sheet1.B4:Sheet1.B5 Sheet1.B6:Sheet1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47.46pt" svg:height="205.77pt" svg:x="3.12pt" svg:y="481.12pt">
            <loext:p draw:notify-on-update-of-ranges="Sheet1.A6:Sheet1.A13 Sheet1.F4:Sheet1.F4 Sheet1.G6:Sheet1.G13 Sheet1.A6:Sheet1.A13 Sheet1.B4:Sheet1.B4 Sheet1.C6:Sheet1.C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Multi Robot Simulation Evaluation Sheet</text:p>
          </table:table-cell>
          <table:covered-table-cell table:number-columns-repeated="12"/>
          <table:table-cell table:style-name="ce2"/>
          <table:table-cell/>
        </table:table-row>
        <table:table-row table:style-name="ro1">
          <table:covered-table-cell table:number-columns-repeated="13"/>
          <table:table-cell table:number-columns-repeated="2"/>
        </table:table-row>
        <table:table-row table:style-name="ro2">
          <table:table-cell table:style-name="ce2" table:number-columns-spanned="13" table:number-rows-spanned="1"/>
          <table:covered-table-cell table:number-columns-repeated="12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2">
            <text:p># of Robots</text:p>
          </table:table-cell>
          <table:table-cell table:style-name="ce6" office:value-type="string" calcext:value-type="string" table:number-columns-spanned="2" table:number-rows-spanned="1">
            <text:p>GZ Server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GZ Server Headless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GZ Client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RAM</text:p>
          </table:table-cell>
          <table:table-cell table:style-name="ce6" office:value-type="string" calcext:value-type="string" table:number-columns-spanned="1" table:number-rows-spanned="2">
            <text:p>CPU</text:p>
          </table:table-cell>
          <table:table-cell table:style-name="ce14" office:value-type="string" calcext:value-type="string" table:number-columns-spanned="1" table:number-rows-spanned="2">
            <text:p>RAM hd</text:p>
          </table:table-cell>
          <table:table-cell table:style-name="ce14" office:value-type="string" calcext:value-type="string" table:number-columns-spanned="1" table:number-rows-spanned="2">
            <text:p>CPU hd</text:p>
          </table:table-cell>
          <table:table-cell table:style-name="ce6" office:value-type="string" calcext:value-type="string" table:number-columns-spanned="2" table:number-rows-spanned="1">
            <text:p>T.F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T.F hd</text:p>
          </table:table-cell>
          <table:covered-table-cell table:style-name="ce13"/>
        </table:table-row>
        <table:table-row table:style-name="ro3">
          <table:covered-table-cell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Memory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Memory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Memory</text:p>
          </table:table-cell>
          <table:covered-table-cell table:number-columns-repeated="2" table:style-name="ce9"/>
          <table:covered-table-cell table:number-columns-repeated="2" table:style-name="ce13"/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Min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float" office:value="8.5" calcext:value-type="float">
            <text:p>8.5</text:p>
          </table:table-cell>
          <table:table-cell table:style-name="ce8" office:value-type="float" office:value="2.1" calcext:value-type="float">
            <text:p>2.1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0.94" calcext:value-type="float">
            <text:p>0.94</text:p>
          </table:table-cell>
          <table:table-cell table:number-columns-repeated="2" table:style-name="ce12" office:value-type="string" calcext:value-type="string">
            <text:p>.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.21" calcext:value-type="float">
            <text:p>2.21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.24" calcext:value-type="float">
            <text:p>4.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8" office:value-type="float" office:value="0.94" calcext:value-type="float">
            <text:p>0.94</text:p>
          </table:table-cell>
          <table:table-cell table:style-name="ce8" office:value-type="float" office:value="0.88" calcext:value-type="float">
            <text:p>0.88</text:p>
          </table:table-cell>
          <table:table-cell table:number-columns-repeated="2" table:style-name="ce12" office:value-type="string" calcext:value-type="string">
            <text:p>.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4" calcext:value-type="float">
            <text:p>2.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.4" calcext:value-type="float">
            <text:p>2.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88" calcext:value-type="float">
            <text:p>8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5" calcext:value-type="float">
            <text:p>55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83" calcext:value-type="float">
            <text:p>0.83</text:p>
          </table:table-cell>
          <table:table-cell table:style-name="ce12" office:value-type="float" office:value="0.97" calcext:value-type="float">
            <text:p>0.97</text:p>
          </table:table-cell>
          <table:table-cell table:style-name="ce12" office:value-type="float" office:value="0.99" calcext:value-type="float">
            <text:p>0.99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5" calcext:value-type="float">
            <text:p>2.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.5" calcext:value-type="float">
            <text:p>2.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81" calcext:value-type="float">
            <text:p>8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63" calcext:value-type="float">
            <text:p>63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65" calcext:value-type="float">
            <text:p>0.65</text:p>
          </table:table-cell>
          <table:table-cell table:style-name="ce12" office:value-type="float" office:value="0.94" calcext:value-type="float">
            <text:p>0.94</text:p>
          </table:table-cell>
          <table:table-cell table:style-name="ce12" office:value-type="float" office:value="0.98" calcext:value-type="float">
            <text:p>0.98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65" calcext:value-type="float">
            <text:p>2.6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.5" calcext:value-type="float">
            <text:p>2.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92" calcext:value-type="float">
            <text:p>9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9" calcext:value-type="float">
            <text:p>69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62" calcext:value-type="float">
            <text:p>0.62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97" calcext:value-type="float">
            <text:p>0.97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7" calcext:value-type="float">
            <text:p>2.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.6" calcext:value-type="float">
            <text:p>2.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28" calcext:value-type="float">
            <text:p>5.2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93" calcext:value-type="float">
            <text:p>9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75" calcext:value-type="float">
            <text:p>7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2" calcext:value-type="float">
            <text:p>0.52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0.9" calcext:value-type="float">
            <text:p>0.9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.7" calcext:value-type="float">
            <text:p>2.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.7" calcext:value-type="float">
            <text:p>2.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93" calcext:value-type="float">
            <text:p>9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86" calcext:value-type="float">
            <text:p>86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44" calcext:value-type="float">
            <text:p>0.44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85" calcext:value-type="float">
            <text:p>0.85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.74" calcext:value-type="float">
            <text:p>2.7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.9" calcext:value-type="float">
            <text:p>2.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94" calcext:value-type="float">
            <text:p>94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86" calcext:value-type="float">
            <text:p>86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office:value-type="float" office:value="0.41" calcext:value-type="float">
            <text:p>0.41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84" calcext:value-type="float">
            <text:p>0.84</text:p>
          </table:table-cell>
        </table:table-row>
        <table:table-row table:style-name="ro2">
          <table:table-cell table:style-name="ce5" table:number-columns-spanned="13" table:number-rows-spanned="28"/>
          <table:covered-table-cell table:number-columns-repeated="12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8:25:30.916425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5:01:55.142895008</meta:creation-date>
    <dc:date>2018-09-04T18:31:50.470718130</dc:date>
    <meta:editing-duration>PT2H14M5S</meta:editing-duration>
    <meta:editing-cycles>18</meta:editing-cycles>
    <meta:generator>LibreOffice/5.1.6.2$Linux_X86_64 LibreOffice_project/10m0$Build-2</meta:generator>
    <meta:document-statistic meta:table-count="1" meta:cell-count="1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48cm" svg:height="9.904cm" xlink:href=".." xlink:type="simple" chart:class="chart:scatter" chart:style-name="ch1">
        <chart:title svg:x="8.134cm" svg:y="0.334cm" chart:style-name="ch2">
          <text:p>Time Factor (T.F)</text:p>
        </chart:title>
        <chart:legend svg:x="15.029cm" svg:y="2.178cm" style:legend-expansion="custom" chartooo:width="3.638cm" chartooo:height="1.206cm" style:legend-expansion-aspect-ratio="3.01658374792703" chart:style-name="ch3"/>
        <chart:plot-area chart:style-name="ch4" table:cell-range-address="Sheet1.A6:Sheet1.A13 Sheet1.L4:Sheet1.M13" chart:data-source-has-labels="row" svg:x="0.569cm" svg:y="1.98cm" svg:width="18.83cm" svg:height="7.134cm">
          <chartooo:coordinate-region svg:x="1.296cm" svg:y="2.179cm" svg:width="17.916cm" svg:height="6.288cm"/>
          <chart:axis chart:dimension="x" chart:name="primary-x" chart:style-name="ch5">
            <chart:title svg:x="9.411cm" svg:y="9.312cm" chart:style-name="ch6">
              <text:p>Robot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L6:Sheet1.L13" chart:label-cell-address="Sheet1.L4:Sheet1.L5" chart:class="chart:scatter">
            <chart:domain table:cell-range-address="Sheet1.A6:Sheet1.A13"/>
            <chart:data-point chart:repeated="4"/>
            <chart:data-point chart:style-name="ch10" chart:repeated="2"/>
            <chart:data-point chart:repeated="2"/>
          </chart:series>
          <chart:series chart:style-name="ch11" chart:values-cell-range-address="Sheet1.M6:Sheet1.M13" chart:label-cell-address="Sheet1.M4:Sheet1.M5" chart:class="chart:scatter">
            <chart:data-point chart:repeated="7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F Average</text:p>
                <text:list>
                  <text:list-item>
                    <text:p>T.F</text:p>
                  </text:list-item>
                  <text:list-item>
                    <text:p>Average</text:p>
                  </text:list-item>
                </text:list>
                <draw:g>
                  <svg:desc>Sheet1.L4:Sheet1.L5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heet1.M4:Sheet1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0.98">
                <text:p>0.98</text:p>
                <draw:g>
                  <svg:desc>Sheet1.L6:Sheet1.L13</svg:desc>
                </draw:g>
              </table:table-cell>
              <table:table-cell office:value-type="float" office:value="0.94">
                <text:p>0.94</text:p>
                <draw:g>
                  <svg:desc>Sheet1.M6:Sheet1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.818cm" svg:height="0.379cm" xlink:href=".." xlink:type="simple" chart:class="chart:area" chart:style-name="ch1">
        <chart:plot-area chart:style-name="ch2" table:cell-range-address="Sheet1.H4:Sheet1.H13" chart:data-source-has-labels="row" svg:x="0.036cm" svg:y="0.007cm" svg:width="1.746cm" svg:height="0.365cm">
          <chartooo:coordinate-region svg:x="0.129cm" svg:y="0.007cm" svg:width="1.559cm" svg:height="0.1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6:Sheet1.H13" chart:label-cell-address="Sheet1.H4:Sheet1.H5" chart:class="chart:area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  <draw:g>
                  <svg:desc>Sheet1.H4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H6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aximum="1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98cm" svg:height="9.824cm" xlink:href=".." xlink:type="simple" chart:class="chart:scatter" chart:style-name="ch1">
        <chart:title svg:x="8.402cm" svg:y="0.332cm" chart:style-name="ch2">
          <text:p>CPU Usage</text:p>
        </chart:title>
        <chart:legend svg:x="15.77cm" svg:y="2.976cm" style:legend-expansion="custom" chartooo:width="2.419cm" chartooo:height="1.195cm" style:legend-expansion-aspect-ratio="2.02426778242678" chart:style-name="ch3"/>
        <chart:plot-area chart:style-name="ch4" table:cell-range-address="Sheet1.A6:Sheet1.A13 Sheet1.H4:Sheet1.I13" chart:data-source-has-labels="row" svg:x="0.69cm" svg:y="1.059cm" svg:width="17.868cm" svg:height="8.229cm">
          <chartooo:coordinate-region svg:x="1.497cm" svg:y="1.258cm" svg:width="16.874cm" svg:height="7.383cm"/>
          <chart:axis chart:dimension="x" chart:name="primary-x" chart:style-name="ch5">
            <chart:title svg:x="8.257cm" svg:y="9.264cm" chart:style-name="ch6">
              <text:p>Number of Robots</text:p>
            </chart:title>
          </chart:axis>
          <chart:axis chart:dimension="y" chart:name="primary-y" chart:style-name="ch7">
            <chart:title svg:x="0.171cm" svg:y="5.577cm" chart:style-name="ch8">
              <text:p>% Usage</text:p>
            </chart:title>
            <chart:grid chart:style-name="ch9" chart:class="major"/>
          </chart:axis>
          <chart:series chart:style-name="ch10" chart:values-cell-range-address="Sheet1.I6:Sheet1.I13" chart:label-cell-address="Sheet1.I4:Sheet1.I5" chart:class="chart:scatter">
            <chart:domain table:cell-range-address="Sheet1.A6:Sheet1.A13"/>
            <chart:data-point chart:repeated="8"/>
          </chart:series>
          <chart:series chart:style-name="ch11" chart:values-cell-range-address="Sheet1.H6:Sheet1.H13" chart:label-cell-address="Sheet1.H4:Sheet1.H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text:list>
                  <text:list-item>
                    <text:p>CPU</text:p>
                  </text:list-item>
                  <text:list-item>
                    <text:p/>
                  </text:list-item>
                </text:list>
                <draw:g>
                  <svg:desc>Sheet1.I4:Sheet1.I5</svg:desc>
                </draw:g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  <draw:g>
                  <svg:desc>Sheet1.H4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44">
                <text:p>44</text:p>
                <draw:g>
                  <svg:desc>Sheet1.I6:Sheet1.I13</svg:desc>
                </draw:g>
              </table:table-cell>
              <table:table-cell office:value-type="float" office:value="23">
                <text:p>23</text:p>
                <draw:g>
                  <svg:desc>Sheet1.H6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8cm" svg:height="6.828cm" xlink:href=".." xlink:type="simple" chart:class="chart:scatter" chart:style-name="ch1">
        <chart:title svg:x="6.532cm" svg:y="0.272cm" chart:style-name="ch2">
          <text:p>CPU Usage of Gazebo</text:p>
        </chart:title>
        <chart:legend svg:x="13.013cm" svg:y="3.738cm" style:legend-expansion="custom" chartooo:width="3.542cm" chartooo:height="1.096cm" style:legend-expansion-aspect-ratio="3.23175182481752" chart:style-name="ch3"/>
        <chart:plot-area chart:style-name="ch4" table:cell-range-address="Sheet1.A6:Sheet1.B13 Sheet1.F4:Sheet1.F13 Sheet1.B4:Sheet1.B5" chart:data-source-has-labels="row" svg:x="0.807cm" svg:y="0.827cm" svg:width="16.887cm" svg:height="5.461cm">
          <chartooo:coordinate-region svg:x="1.428cm" svg:y="1.026cm" svg:width="16.079cm" svg:height="4.615cm"/>
          <chart:axis chart:dimension="x" chart:name="primary-x" chart:style-name="ch5">
            <chart:title svg:x="7.883cm" svg:y="6.268cm" chart:style-name="ch6">
              <text:p>Number of Robots</text:p>
            </chart:title>
          </chart:axis>
          <chart:axis chart:dimension="y" chart:name="primary-y" chart:style-name="ch7">
            <chart:title svg:x="0.11cm" svg:y="4.249cm" chart:style-name="ch8">
              <text:p>% Usage</text:p>
            </chart:title>
            <chart:grid chart:style-name="ch9" chart:class="major"/>
          </chart:axis>
          <chart:series chart:style-name="ch10" chart:values-cell-range-address="Sheet1.F6:Sheet1.F13" chart:label-cell-address="Sheet1.F4:Sheet1.F5" chart:class="chart:scatter">
            <chart:domain table:cell-range-address="Sheet1.A6:Sheet1.A13"/>
            <chart:data-point chart:repeated="6"/>
            <chart:data-point chart:style-name="ch11"/>
            <chart:data-point/>
          </chart:series>
          <chart:series chart:style-name="ch12" chart:values-cell-range-address="Sheet1.B6:Sheet1.B13" chart:label-cell-address="Sheet1.B4:Sheet1.B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Z Client CPU</text:p>
                <text:list>
                  <text:list-item>
                    <text:p>GZ Client</text:p>
                  </text:list-item>
                  <text:list-item>
                    <text:p>CPU</text:p>
                  </text:list-item>
                </text:list>
                <draw:g>
                  <svg:desc>Sheet1.F4:Sheet1.F5</svg:desc>
                </draw:g>
              </table:table-cell>
              <table:table-cell office:value-type="string">
                <text:p>GZ Server CPU</text:p>
                <text:list>
                  <text:list-item>
                    <text:p>GZ Server</text:p>
                  </text:list-item>
                  <text:list-item>
                    <text:p>CPU</text:p>
                  </text:list-item>
                </text:list>
                <draw:g>
                  <svg:desc>Sheet1.B4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27">
                <text:p>27</text:p>
                <draw:g>
                  <svg:desc>Sheet1.F6:Sheet1.F13</svg:desc>
                </draw:g>
              </table:table-cell>
              <table:table-cell office:value-type="float" office:value="8.5">
                <text:p>8.5</text:p>
                <draw:g>
                  <svg:desc>Sheet1.B6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14cm" svg:height="7.26cm" xlink:href=".." xlink:type="simple" chart:class="chart:scatter" chart:style-name="ch1">
        <chart:title svg:x="6.981cm" svg:y="0.281cm" chart:style-name="ch2">
          <text:p>Memory Usage of Gazebo</text:p>
        </chart:title>
        <chart:legend svg:x="14.515cm" svg:y="2.915cm" style:legend-expansion="custom" chartooo:width="3.285cm" chartooo:height="0.884cm" style:legend-expansion-aspect-ratio="3.71606334841629" chart:style-name="ch3"/>
        <chart:plot-area chart:style-name="ch4" table:cell-range-address="Sheet1.A6:Sheet1.A13 Sheet1.F4:Sheet1.F4 Sheet1.G6:Sheet1.G13 Sheet1.B4:Sheet1.B4 Sheet1.C6:Sheet1.C13" chart:data-source-has-labels="row" svg:x="0.799cm" svg:y="1.124cm" svg:width="17.823cm" svg:height="5.73cm">
          <chartooo:coordinate-region svg:x="1.235cm" svg:y="1.323cm" svg:width="17.2cm" svg:height="4.884cm"/>
          <chart:axis chart:dimension="x" chart:name="primary-x" chart:style-name="ch5">
            <chart:title svg:x="8.343cm" svg:y="6.7cm" chart:style-name="ch6">
              <text:p>Number of Robots</text:p>
            </chart:title>
          </chart:axis>
          <chart:axis chart:dimension="y" chart:name="primary-y" chart:style-name="ch7">
            <chart:title svg:x="0.084cm" svg:y="4.794cm" chart:style-name="ch8">
              <text:p>%  Usage</text:p>
            </chart:title>
            <chart:grid chart:style-name="ch9" chart:class="major"/>
          </chart:axis>
          <chart:series chart:style-name="ch10" chart:values-cell-range-address="Sheet1.G6:Sheet1.G13" chart:label-cell-address="Sheet1.F4:Sheet1.F4" chart:class="chart:scatter">
            <chart:domain table:cell-range-address="Sheet1.A6:Sheet1.A13"/>
            <chart:data-point chart:repeated="8"/>
          </chart:series>
          <chart:series chart:style-name="ch11" chart:values-cell-range-address="Sheet1.C6:Sheet1.C13" chart:label-cell-address="Sheet1.B4:Sheet1.B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Z Client</text:p>
                <draw:g>
                  <svg:desc>Sheet1.F4:Sheet1.F4</svg:desc>
                </draw:g>
              </table:table-cell>
              <table:table-cell office:value-type="string">
                <text:p>GZ Server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3.9">
                <text:p>3.9</text:p>
                <draw:g>
                  <svg:desc>Sheet1.G6:Sheet1.G13</svg:desc>
                </draw:g>
              </table:table-cell>
              <table:table-cell office:value-type="float" office:value="2.1">
                <text:p>2.1</text:p>
                <draw:g>
                  <svg:desc>Sheet1.C6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28">
                <text:p>5.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2.74">
                <text:p>2.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